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093a" officeooo:paragraph-rsid="0012093a"/>
    </style:style>
    <style:style style:name="P2" style:family="paragraph" style:parent-style-name="Standard">
      <style:text-properties officeooo:rsid="0012dfe5" officeooo:paragraph-rsid="0012dfe5"/>
    </style:style>
    <style:style style:name="P3" style:family="paragraph" style:parent-style-name="Standard">
      <style:text-properties officeooo:rsid="0013bf4f" officeooo:paragraph-rsid="0013bf4f"/>
    </style:style>
    <style:style style:name="P4" style:family="paragraph" style:parent-style-name="Standard">
      <style:text-properties officeooo:rsid="0013bf4f" officeooo:paragraph-rsid="001b5ea8"/>
    </style:style>
    <style:style style:name="P5" style:family="paragraph" style:parent-style-name="Standard">
      <style:text-properties officeooo:rsid="0013bf4f" officeooo:paragraph-rsid="001d5e7b"/>
    </style:style>
    <style:style style:name="P6" style:family="paragraph" style:parent-style-name="Standard">
      <style:text-properties officeooo:rsid="0031ad31" officeooo:paragraph-rsid="0031ad31"/>
    </style:style>
    <style:style style:name="P7" style:family="paragraph" style:parent-style-name="Standard">
      <style:text-properties officeooo:rsid="003cde14" officeooo:paragraph-rsid="003cde14"/>
    </style:style>
    <style:style style:name="T1" style:family="text">
      <style:text-properties officeooo:rsid="0014cd6e"/>
    </style:style>
    <style:style style:name="T2" style:family="text">
      <style:text-properties officeooo:rsid="0015f070"/>
    </style:style>
    <style:style style:name="T3" style:family="text">
      <style:text-properties officeooo:rsid="00186eac"/>
    </style:style>
    <style:style style:name="T4" style:family="text">
      <style:text-properties officeooo:rsid="001a403d"/>
    </style:style>
    <style:style style:name="T5" style:family="text">
      <style:text-properties officeooo:rsid="001b5ea8"/>
    </style:style>
    <style:style style:name="T6" style:family="text">
      <style:text-properties officeooo:rsid="001d5e7b"/>
    </style:style>
    <style:style style:name="T7" style:family="text">
      <style:text-properties officeooo:rsid="001e2b3d"/>
    </style:style>
    <style:style style:name="T8" style:family="text">
      <style:text-properties officeooo:rsid="001f1261"/>
    </style:style>
    <style:style style:name="T9" style:family="text">
      <style:text-properties officeooo:rsid="001ff0e5"/>
    </style:style>
    <style:style style:name="T10" style:family="text">
      <style:text-properties officeooo:rsid="0020d2e3"/>
    </style:style>
    <style:style style:name="T11" style:family="text">
      <style:text-properties officeooo:rsid="002262ff"/>
    </style:style>
    <style:style style:name="T12" style:family="text">
      <style:text-properties officeooo:rsid="0023c254"/>
    </style:style>
    <style:style style:name="T13" style:family="text">
      <style:text-properties officeooo:rsid="00269837"/>
    </style:style>
    <style:style style:name="T14" style:family="text">
      <style:text-properties officeooo:rsid="002b334c"/>
    </style:style>
    <style:style style:name="T15" style:family="text">
      <style:text-properties officeooo:rsid="002c9aa4"/>
    </style:style>
    <style:style style:name="T16" style:family="text">
      <style:text-properties officeooo:rsid="002e99d6"/>
    </style:style>
    <style:style style:name="T17" style:family="text">
      <style:text-properties officeooo:rsid="002fc7f6"/>
    </style:style>
    <style:style style:name="T18" style:family="text">
      <style:text-properties officeooo:rsid="00329287"/>
    </style:style>
    <style:style style:name="T19" style:family="text">
      <style:text-properties officeooo:rsid="00330fba"/>
    </style:style>
    <style:style style:name="T20" style:family="text">
      <style:text-properties officeooo:rsid="00353696"/>
    </style:style>
    <style:style style:name="T21" style:family="text">
      <style:text-properties officeooo:rsid="00373608"/>
    </style:style>
    <style:style style:name="T22" style:family="text">
      <style:text-properties officeooo:rsid="00378f8b"/>
    </style:style>
    <style:style style:name="T23" style:family="text">
      <style:text-properties officeooo:rsid="003986cd"/>
    </style:style>
    <style:style style:name="T24" style:family="text">
      <style:text-properties officeooo:rsid="003b4d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nly want to focus on the thing you are analyzing</text:p>
      <text:p text:style-name="P1"/>
      <text:p text:style-name="P1"/>
      <text:p text:style-name="P2">Personal Attack ( or Ad Homeinem) – attacking the person rather than the persson’s ideas</text:p>
      <text:p text:style-name="P2">- <text:span text:style-name="T1">Taking someone down for personal appearance</text:span></text:p>
      <text:p text:style-name="P2"/>
      <text:p text:style-name="P3">Argumentum ad Populum – <text:span text:style-name="T2">Popular vote – just because something is popular doesn’t mean its right</text:span></text:p>
      <text:p text:style-name="P3">-<text:span text:style-name="T2">You need reasons for it</text:span></text:p>
      <text:p text:style-name="P3"/>
      <text:p text:style-name="P3">Appeal to Tradition - <text:s/><text:span text:style-name="T3">because they </text:span></text:p>
      <text:p text:style-name="P3"/>
      <text:p text:style-name="P3">Appeal to Improper Authority – <text:span text:style-name="T3">just because authority figure tells you something ,doesn’t mean its right</text:span></text:p>
      <text:p text:style-name="P3">-<text:span text:style-name="T3">At some level, understanding is limited, two options, one knows something, the more educated person is usually right</text:span></text:p>
      <text:p text:style-name="P3"/>
      <text:p text:style-name="P4">Intentional Fallacy – “<text:span text:style-name="T4">This is the bestEnglish class you’ll ever take” – Intent doesn’t matter</text:span></text:p>
      <text:p text:style-name="P5">-<text:span text:style-name="T5">Just because you designed something a certain way, doesn’t mean it is</text:span></text:p>
      <text:p text:style-name="P5">-<text:span text:style-name="T6">Doesn’t matter what you intendeded, its what is in the text</text:span> </text:p>
      <text:p text:style-name="P3"/>
      <text:p text:style-name="P3">Appeal to Emotion – <text:span text:style-name="T7">language that tries to pull the heartsrings</text:span></text:p>
      <text:p text:style-name="P3">-<text:span text:style-name="T8">Trying to make you feel a certain way without offering logic</text:span></text:p>
      <text:p text:style-name="P3">-<text:span text:style-name="T9">Doing something for an emotional response</text:span></text:p>
      <text:p text:style-name="P3">-<text:span text:style-name="T9">Appeal to how you feel rather than what is the best option</text:span></text:p>
      <text:p text:style-name="P3"/>
      <text:p text:style-name="P3">Personal Incredulity – <text:span text:style-name="T10">You saying “I don’t know about that”</text:span></text:p>
      <text:p text:style-name="P3">-<text:span text:style-name="T10">Doesn’t mean anything</text:span></text:p>
      <text:p text:style-name="P3">-<text:span text:style-name="T10">Just because you aren’t sure doesn’t have value</text:span></text:p>
      <text:p text:style-name="P3"/>
      <text:p text:style-name="P3">Begging the Question ( Circular Reasoning) - <text:s/><text:span text:style-name="T11">Relying on the same source of material to argue that material</text:span></text:p>
      <text:p text:style-name="P3"/>
      <text:p text:style-name="P3"/>
      <text:p text:style-name="P3">hasty Generalization – <text:span text:style-name="T12">Lumping people all together</text:span></text:p>
      <text:p text:style-name="P3"/>
      <text:p text:style-name="P3">Post Hoc, Ergo Propter Hoc – <text:span text:style-name="T13">This, therefore that</text:span></text:p>
      <text:p text:style-name="P3">- <text:span text:style-name="T13">You don’t know but you infer</text:span></text:p>
      <text:p text:style-name="P3">-<text:span text:style-name="T13">Correlation doesn’t mean causation</text:span></text:p>
      <text:p text:style-name="P3">-<text:span text:style-name="T13">There’s a storm and the light goes out</text:span></text:p>
      <text:p text:style-name="P3"/>
      <text:p text:style-name="P3"/>
      <text:p text:style-name="P3">Red Herring – <text:span text:style-name="T14">A distraction, pointing out something else to get you off topic</text:span> </text:p>
      <text:p text:style-name="P3"/>
      <text:p text:style-name="P3">Straw Man – <text:span text:style-name="T15">Simplifying an argument to make to look stupid and then criticizing it</text:span></text:p>
      <text:p text:style-name="P3">-<text:span text:style-name="T16">Simplying something complex and showing how ridiculous it is</text:span></text:p>
      <text:p text:style-name="P3">- <text:span text:style-name="T16">Should have been thought as more complex</text:span></text:p>
      <text:p text:style-name="P3">-”<text:span text:style-name="T17">Neww package is communism”</text:span></text:p>
      <text:p text:style-name="P3"/>
      <text:p text:style-name="P6">The Slippery Slope – if something happens, something else will happened</text:p>
      <text:p text:style-name="P6"><text:soft-page-break/>-<text:span text:style-name="T18">Once something happens it keeps snowballing</text:span></text:p>
      <text:p text:style-name="P6"/>
      <text:p text:style-name="P6">Either/Or Fallacy – <text:span text:style-name="T19">Giving two options when there are many</text:span></text:p>
      <text:p text:style-name="P6"/>
      <text:p text:style-name="P6">Appeal to A Lack of Evidence – <text:span text:style-name="T20">Just because theire is no evidence it is proof positive</text:span></text:p>
      <text:p text:style-name="P6">-<text:span text:style-name="T21">Using lack of evidence to justify something</text:span></text:p>
      <text:p text:style-name="P6"/>
      <text:p text:style-name="P6">Favoritism Fallacy – <text:span text:style-name="T22">Be careful not to look for the things that you like</text:span></text:p>
      <text:p text:style-name="P6">- <text:span text:style-name="T22">Defaulting to things that are very comfortable to you</text:span></text:p>
      <text:p text:style-name="P6">-<text:span text:style-name="T23">Just because you are really good at something, does not mean that is the best tool to use</text:span></text:p>
      <text:p text:style-name="P6">-<text:span text:style-name="T24">Check your bias at the door</text:span></text:p>
      <text:p text:style-name="P6"/>
      <text:p text:style-name="P7">Angel has an either or fallacy in the beginning – he’s an angel or he’s a devil (he’s a binary thinker)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21:44:28.032000000</meta:creation-date>
    <dc:date>2023-02-16T22:03:26.966000000</dc:date>
    <meta:editing-duration>PT18M44S</meta:editing-duration>
    <meta:editing-cycles>32</meta:editing-cycles>
    <meta:generator>LibreOffice/7.4.5.1$Windows_X86_64 LibreOffice_project/9c0871452b3918c1019dde9bfac75448afc4b57f</meta:generator>
    <meta:document-statistic meta:table-count="0" meta:image-count="0" meta:object-count="0" meta:page-count="2" meta:paragraph-count="39" meta:word-count="398" meta:character-count="2389" meta:non-whitespace-character-count="2008"/>
  </office:meta>
</office:document-meta>
</file>